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2d7f7" officeooo:paragraph-rsid="0012d7f7"/>
    </style:style>
    <style:style style:name="P2" style:family="paragraph" style:parent-style-name="Header">
      <style:paragraph-properties fo:text-align="end" style:justify-single-word="false"/>
      <style:text-properties officeooo:paragraph-rsid="0012d7f7"/>
    </style:style>
    <style:style style:name="P3" style:family="paragraph" style:parent-style-name="Standard">
      <style:paragraph-properties fo:text-align="justify" style:justify-single-word="false"/>
      <style:text-properties officeooo:rsid="000df75d" officeooo:paragraph-rsid="000df75d"/>
    </style:style>
    <style:style style:name="P4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0df75d" officeooo:paragraph-rsid="000df75d"/>
    </style:style>
    <style:style style:name="P5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officeooo:rsid="000df75d" officeooo:paragraph-rsid="000df75d"/>
    </style:style>
    <style:style style:name="P6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officeooo:rsid="000efd76" officeooo:paragraph-rsid="000efd76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0efd76" officeooo:paragraph-rsid="000efd76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officeooo:paragraph-rsid="000df75d"/>
    </style:style>
    <style:style style:name="P10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officeooo:rsid="0012d7f7" officeooo:paragraph-rsid="000df75d"/>
    </style:style>
    <style:style style:name="P1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00df75d" style:font-weight-asian="bold" style:font-weight-complex="bold"/>
    </style:style>
    <style:style style:name="P12" style:family="paragraph" style:parent-style-name="Standard" style:list-style-name="L2" style:master-page-name="">
      <loext:graphic-properties draw:fill="none"/>
      <style:paragraph-properties fo:text-align="justify" style:justify-single-word="false" style:page-number="auto" fo:background-color="transparent"/>
      <style:text-properties officeooo:paragraph-rsid="000df75d"/>
    </style:style>
    <style:style style:name="T1" style:family="text">
      <style:text-properties officeooo:rsid="000df75d"/>
    </style:style>
    <style:style style:name="T2" style:family="text">
      <style:text-properties officeooo:rsid="000f929f"/>
    </style:style>
    <style:style style:name="T3" style:family="text">
      <style:text-properties officeooo:rsid="0010e5e2"/>
    </style:style>
    <style:style style:name="T4" style:family="text">
      <style:text-properties officeooo:rsid="0012d7f7"/>
    </style:style>
    <style:style style:name="T5" style:family="text">
      <style:text-properties officeooo:rsid="0014a1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69cm" fo:text-indent="-0.635cm" fo:margin-left="1.1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04cm" fo:text-indent="-0.635cm" fo:margin-left="1.8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39cm" fo:text-indent="-0.635cm" fo:margin-left="2.4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074cm" fo:text-indent="-0.635cm" fo:margin-left="3.0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09cm" fo:text-indent="-0.635cm" fo:margin-left="3.7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344cm" fo:text-indent="-0.635cm" fo:margin-left="4.3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79cm" fo:text-indent="-0.635cm" fo:margin-left="4.9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14cm" fo:text-indent="-0.635cm" fo:margin-left="5.6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249cm" fo:text-indent="-0.635cm" fo:margin-left="6.2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84cm" fo:text-indent="-0.635cm" fo:margin-left="6.884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8"/>
      <text:p text:style-name="P11"><text:span text:style-name="T1">Portal Inmobiliario. </text:span></text:p>
      <text:p text:style-name="P3"/>
      <text:p text:style-name="P3">Este proyecto consiste en el desarrollo de un portal inmobiliario orientado a la venta y alquiler de pisos. <text:span text:style-name="T3">Este portal pretende servir de intermediario entre el cliente y los profesionales del sector.</text:span> La aplicación consta de varias interfaces principales que variaran su aspecto y funcionalidad en función del rol de cada usuario registrado. </text:p>
      <text:p text:style-name="P3"/>
      <text:p text:style-name="P3">La aplicación da servicio a distintos perfiles de usuario: </text:p>
      <text:p text:style-name="P3"/>
      <text:list xml:id="list3745361674" text:style-name="L2">
        <text:list-item>
          <text:p text:style-name="P12"><text:span text:style-name="T1">Usuario Anónimo: Este podrá acceder a la página principal y ver los pisos ofertados y realizar búsquedas. </text:span></text:p>
          <text:p text:style-name="P9"/>
        </text:list-item>
        <text:list-item>
          <text:p text:style-name="P9"><text:span text:style-name="T1">Usuario Registrado: Este usuario podrá registrarse, e iniciar sesión, </text:span><text:span text:style-name="T3">tendrá acceso a la modificación de sus datos, </text:span><text:span text:style-name="T4">consultar </text:span><text:span text:style-name="T3">su historial, de reservas o compras </text:span><text:span text:style-name="T4">en el caso del cliente, o de pisos ofertados en el caso del agente inmobiliario; D</text:span><text:span text:style-name="T1">ependiendo del rol asignado podrá realizar una serie de acciones: </text:span></text:p>
          <text:p text:style-name="P9"/>
          <text:list>
            <text:list-item>
              <text:p text:style-name="P9"><text:span text:style-name="T1">Cliente: Podrá reservar pisos para venta o alquiler, </text:span><text:span text:style-name="T4">con cada reserva de venta o de alquiler se le dará al cliente la opción de descargarse un pdf con los datos de su operación. </text:span></text:p>
              <text:p text:style-name="P9"/>
              <text:list>
                <text:list-item>
                  <text:p text:style-name="P9"><text:span text:style-name="T1">En el caso de venta el piso quedará reservado desde el momento de la reserva hasta 15 días después. Antes de formalizar la venta. </text:span><text:span text:style-name="T3">Pasados los quince días si no se ha formalizado la venta el piso volverá a ser activo.</text:span></text:p>
                </text:list-item>
                <text:list-item>
                  <text:p text:style-name="P5">En el caso de Alquiler podrá reservar con fecha de entrada y salida. <text:span text:style-name="T3">No podrán alquilarse pisos en las fechan en las que estén reservados.</text:span></text:p>
                  <text:p text:style-name="P10"/>
                </text:list-item>
              </text:list>
            </text:list-item>
            <text:list-item>
              <text:p text:style-name="P6">Agente Inmobiliario: Podrá subir al portal pisos en venta o alquiler, <text:span text:style-name="T3">podrá realizar esta maniobra de uno en uno o cargando ficheros csv. </text:span></text:p>
              <text:p text:style-name="P6"/>
            </text:list-item>
          </text:list>
        </text:list-item>
        <text:list-item>
          <text:p text:style-name="P6">Administrador: Podrá acceder al panel de administración de la página y crear, modificar o eliminar usuarios y pisos. </text:p>
          <text:p text:style-name="P6"/>
        </text:list-item>
      </text:list>
      <text:p text:style-name="P7">La aplicación se desarrollará en su mayoría en Python utilizando el framework de desarrollo de Django. No obstante existen <text:s/>partes de la aplicación realizadas en lenguaje cliente como Javascript. <text:span text:style-name="T3">Y </text:span><text:span text:style-name="T4">como framework de diseño utilizaremos Foundation. </text:span><text:span text:style-name="T2">Como motor de base de datos utilizaré PostgresQL</text:span></text:p>
      <text:p text:style-name="P7"/>
      <text:p text:style-name="P7"/>
      <text:p text:style-name="P7"/>
      <text:p text:style-name="P7"/>
      <text:p text:style-name="P7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2d7f7" officeooo:paragraph-rsid="0012d7f7"/>
    </style:style>
    <style:style style:name="MP2" style:family="paragraph" style:parent-style-name="Header">
      <style:paragraph-properties fo:text-align="end" style:justify-single-word="false"/>
      <style:text-properties officeooo:paragraph-rsid="0012d7f7"/>
    </style:style>
    <style:style style:name="MT1" style:family="text">
      <style:text-properties officeooo:rsid="0012d7f7"/>
    </style:style>
    <style:style style:name="MT2" style:family="text">
      <style:text-properties officeooo:rsid="0014a1e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elén María Guijarro Cubero</text:p>
        <text:p text:style-name="MP2"><text:span text:style-name="MT1">Proyecto DAW (</text:span><text:span text:style-name="MT2">encuentrapiso</text:span><text:span text:style-name="MT1">.com)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8T11:24:54.238809842</meta:creation-date>
    <dc:date>2022-05-08T12:21:30.413901803</dc:date>
    <meta:editing-duration>PT4M4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9" meta:word-count="334" meta:character-count="1994" meta:non-whitespace-character-count="1677"/>
  </office:meta>
</office:document-meta>
</file>